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62cm" table:align="right"/>
    </style:style>
    <style:style style:name="表格1.A" style:family="table-column">
      <style:table-column-properties style:column-width="5.106cm"/>
    </style:style>
    <style:style style:name="表格1.B" style:family="table-column">
      <style:table-column-properties style:column-width="3.36cm"/>
    </style:style>
    <style:style style:name="表格1.C" style:family="table-column">
      <style:table-column-properties style:column-width="4.392cm"/>
    </style:style>
    <style:style style:name="表格1.D" style:family="table-column">
      <style:table-column-properties style:column-width="4.103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2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4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Standard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text:tracked-changes>
        <text:changed-region xml:id="ct86358224" text:id="ct86358224">
          <text:insertion>
            <office:change-info>
              <dc:creator>未知作者</dc:creator>
              <dc:date>2014-04-15T20:13:00</dc:date>
            </office:change-info>
          </text:insertion>
        </text:changed-region>
        <text:changed-region xml:id="ct86358328" text:id="ct86358328">
          <text:insertion>
            <office:change-info>
              <dc:creator>未知作者</dc:creator>
              <dc:date>2014-04-15T20:09:00</dc:date>
            </office:change-info>
          </text:insertion>
        </text:changed-region>
        <text:changed-region xml:id="ct231309320" text:id="ct231309320">
          <text:insertion>
            <office:change-info>
              <dc:creator>未知作者</dc:creator>
              <dc:date>2014-04-15T20:20:00</dc:date>
            </office:change-info>
          </text:insertion>
        </text:changed-region>
        <text:changed-region xml:id="ct231309112" text:id="ct231309112">
          <text:insertion>
            <office:change-info>
              <dc:creator>未知作者</dc:creator>
              <dc:date>2014-04-15T20:13:00</dc:date>
            </office:change-info>
          </text:insertion>
        </text:changed-region>
        <text:changed-region xml:id="ct86358536" text:id="ct86358536">
          <text:insertion>
            <office:change-info>
              <dc:creator>未知作者</dc:creator>
              <dc:date>2014-04-15T20:13:00</dc:date>
            </office:change-info>
          </text:insertion>
        </text:changed-region>
        <text:changed-region xml:id="ct86358640" text:id="ct86358640">
          <text:insertion>
            <office:change-info>
              <dc:creator>未知作者</dc:creator>
              <dc:date>2014-04-15T20:13:00</dc:date>
            </office:change-info>
          </text:insertion>
        </text:changed-region>
        <text:changed-region xml:id="ct86358744" text:id="ct86358744">
          <text:insertion>
            <office:change-info>
              <dc:creator>未知作者</dc:creator>
              <dc:date>2014-04-15T19:58:00</dc:date>
            </office:change-info>
          </text:insertion>
        </text:changed-region>
        <text:changed-region xml:id="ct86358848" text:id="ct86358848">
          <text:insertion>
            <office:change-info>
              <dc:creator>未知作者</dc:creator>
              <dc:date>2014-04-15T20:13:00</dc:date>
            </office:change-info>
          </text:insertion>
        </text:changed-region>
        <text:changed-region xml:id="ct86358952" text:id="ct86358952">
          <text:insertion>
            <office:change-info>
              <dc:creator>未知作者</dc:creator>
              <dc:date>2014-04-15T19:59:00</dc:date>
            </office:change-info>
          </text:insertion>
        </text:changed-region>
        <text:changed-region xml:id="ct86359056" text:id="ct86359056">
          <text:insertion>
            <office:change-info>
              <dc:creator>未知作者</dc:creator>
              <dc:date>2014-04-15T20:07:00</dc:date>
            </office:change-info>
          </text:insertion>
        </text:changed-region>
        <text:changed-region xml:id="ct86359160" text:id="ct86359160">
          <text:insertion>
            <office:change-info>
              <dc:creator>未知作者</dc:creator>
              <dc:date>2014-04-15T2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资产负债表</text:p>
      <text:p text:style-name="P5">报表日期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table:number-columns-spanned="2" office:value-type="string">
            <text:p text:style-name="P2">资产</text:p>
          </table:table-cell>
          <table:covered-table-cell/>
          <table:table-cell table:style-name="表格1.C1" table:number-columns-spanned="2" office:value-type="string">
            <text:p text:style-name="P2">负债</text:p>
          </table:table-cell>
          <table:covered-table-cell/>
        </table:table-row>
        <table:table-row>
          <table:table-cell table:style-name="表格1.A2" office:value-type="string">
            <text:p text:style-name="P3"><text:change-start text:change-id="ct86358224"/>Staff<text:change-end text:change-id="ct86358224"/><text:change-start text:change-id="ct86358328"/>[0]<text:change-end text:change-id="ct86358328"/><text:change-start text:change-id="ct231309320"/>.<text:change-end text:change-id="ct231309320"/><text:change-start text:change-id="ct231309112"/>firstName<text:change-end text:change-id="ct231309112"/></text:p>
          </table:table-cell>
          <table:table-cell table:style-name="表格1.A2" office:value-type="string">
            <text:p text:style-name="P3"><text:change-start text:change-id="ct86358536"/>staff<text:change-end text:change-id="ct86358536"/></text:p>
          </table:table-cell>
          <table:table-cell table:style-name="表格1.A2" office:value-type="string">
            <text:p text:style-name="P1"><text:change-start text:change-id="ct86358640"/><text:span text:style-name="T1">staff</text:span><text:change-end text:change-id="ct86358640"/><text:change-start text:change-id="ct86358744"/>[0]<text:change-end text:change-id="ct86358744"/></text:p>
          </table:table-cell>
          <table:table-cell table:style-name="表格1.D2" office:value-type="string">
            <text:p text:style-name="P2"><text:change-start text:change-id="ct86358848"/><text:span text:style-name="T1">staff</text:span><text:change-end text:change-id="ct86358848"/><text:change-start text:change-id="ct86358952"/>[0]<text:change-end text:change-id="ct86358952"/><text:change-start text:change-id="ct86359056"/>.<text:change-end text:change-id="ct86359056"/><text:change-start text:change-id="ct86359160"/>name<text:change-end text:change-id="ct86359160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16S</meta:editing-duration>
    <meta:editing-cycles>58</meta:editing-cycles>
    <meta:generator>OpenOffice/4.0.1$Win32 OpenOffice.org_project/401m5$Build-9714</meta:generator>
    <dc:date>2014-04-15T20:20:36.19</dc:date>
    <meta:document-statistic meta:table-count="1" meta:image-count="0" meta:object-count="0" meta:page-count="1" meta:paragraph-count="8" meta:word-count="18" meta:character-count="58"/>
    <meta:user-defined meta:name="Info 1"/>
    <meta:user-defined meta:name="Info 2"/>
    <meta:user-defined meta:name="Info 3"/>
    <meta:user-defined meta:name="Info 4"/>
  </office:meta>
</office:document-meta>
</file>